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3">
      <style:paragraph-properties fo:text-align="justify" style:justify-single-word="false"/>
    </style:style>
    <style:style style:name="P5" style:family="paragraph" style:parent-style-name="Standard" style:list-style-name="L4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Billet :</text:p>
      <text:list xml:id="list6290703356033818268" text:style-name="L1">
        <text:list-item>
          <text:p text:style-name="P1">attributs</text:p>
          <text:list>
            <text:list-item>
              <text:p text:style-name="P1">id ? (pour lier commentaires)</text:p>
              <text:list>
                <text:list-item>
                  <text:p text:style-name="P1">ou alors titre fait office de clé et doit être unique ?</text:p>
                </text:list-item>
                <text:list-item>
                  <text:p text:style-name="P1">Cours fac : disent d'éviter id car</text:p>
                  <text:list>
                    <text:list-item>
                      <text:p text:style-name="P1">un intérêt des clés primaires = éviter doublons etc</text:p>
                    </text:list-item>
                    <text:list-item>
                      <text:p text:style-name="P1">intérêt cassé si id automatique (deux doublons avec deux id différents)</text:p>
                    </text:list-item>
                    <text:list-item>
                      <text:p text:style-name="P1">autres problèmes mais je me souviens plus (interdit a la fac)</text:p>
                    </text:list-item>
                  </text:list>
                </text:list-item>
              </text:list>
            </text:list-item>
            <text:list-item>
              <text:p text:style-name="P1">date+heure création</text:p>
            </text:list-item>
            <text:list-item>
              <text:p text:style-name="P1">auteur ? (toujours le même ?)</text:p>
            </text:list-item>
            <text:list-item>
              <text:p text:style-name="P1">titre (unique)</text:p>
            </text:list-item>
            <text:list-item>
              <text:p text:style-name="P1">contenu</text:p>
            </text:list-item>
          </text:list>
        </text:list-item>
        <text:list-item>
          <text:p text:style-name="P1">méthodes</text:p>
          <text:list>
            <text:list-item>
              <text:p text:style-name="P1">créer un nouveau</text:p>
            </text:list-item>
            <text:list-item>
              <text:p text:style-name="P1">lire</text:p>
              <text:list>
                <text:list-item>
                  <text:p text:style-name="P1">vérifier expiration ? Un billet doit expirer un jour ? Quand ?</text:p>
                </text:list-item>
                <text:list-item>
                  <text:p text:style-name="P1">supprimer billet si date passée</text:p>
                </text:list-item>
              </text:list>
            </text:list-item>
            <text:list-item>
              <text:p text:style-name="P1">modifier</text:p>
            </text:list-item>
            <text:list-item>
              <text:p text:style-name="P1">supprimer</text:p>
              <text:list>
                <text:list-item>
                  <text:p text:style-name="P1">doit entrainer suppression en cascade des commentaires</text:p>
                </text:list-item>
                <text:list-item>
                  <text:p text:style-name="P1">le faire dans création BDD</text:p>
                </text:list-item>
              </text:list>
            </text:list-item>
            <text:list-item>
              <text:p text:style-name="P1">getters</text:p>
            </text:list-item>
            <text:list-item>
              <text:p text:style-name="P1">setters</text:p>
            </text:list-item>
          </text:list>
        </text:list-item>
      </text:list>
      <text:p text:style-name="Standard"/>
      <text:p text:style-name="Standard">Commentaire</text:p>
      <text:list xml:id="list3391024666010634830" text:style-name="L2">
        <text:list-item>
          <text:p text:style-name="P2">attributs</text:p>
          <text:list>
            <text:list-item>
              <text:p text:style-name="P2">pseudoAuteur</text:p>
            </text:list-item>
            <text:list-item>
              <text:p text:style-name="P2">estMembre</text:p>
              <text:list>
                <text:list-item>
                  <text:p text:style-name="P2">booléen valant true si l'auteur est membre (admin... Modo ? Si existe)</text:p>
                  <text:list>
                    <text:list-item>
                      <text:p text:style-name="P2">si pas de comptes mais juste connexion a backend par mdp, true si connecté</text:p>
                    </text:list-item>
                  </text:list>
                </text:list-item>
                <text:list-item>
                  <text:p text:style-name="P2">sera utilisé pour l'affichage du pseudo (gras si admin par ex)</text:p>
                </text:list-item>
              </text:list>
            </text:list-item>
            <text:list-item>
              <text:p text:style-name="P2">mailAuteur</text:p>
            </text:list-item>
            <text:list-item>
              <text:p text:style-name="P2">titreBillet (clé étrangère)</text:p>
            </text:list-item>
            <text:list-item>
              <text:p text:style-name="P2">dateHeure</text:p>
            </text:list-item>
            <text:list-item>
              <text:p text:style-name="P2">contenu</text:p>
            </text:list-item>
            <text:list-item>
              <text:p text:style-name="P2">IP ? (non affiché bien sur)</text:p>
            </text:list-item>
            <text:list-item>
              <text:p text:style-name="P2">Clé primaire = IP + titreBillet + contenu ?</text:p>
              <text:list>
                <text:list-item>
                  <text:p text:style-name="P2">Si ID, possible de spammer</text:p>
                </text:list-item>
                <text:list-item>
                  <text:p text:style-name="P2">Si pseudo + contenu, peut spammer en changeant de pseudo chaque fois</text:p>
                </text:list-item>
                <text:list-item>
                  <text:p text:style-name="P2">Si IP + contenu, plus pénible pour spammer</text:p>
                </text:list-item>
                <text:list-item>
                  <text:p text:style-name="P2">contenu permet d'empêcher de poster des copier coller à répétition (genre trolls)</text:p>
                </text:list-item>
                <text:list-item>
                  <text:p text:style-name="P2">gênant informatiquement d'utiliser un très long string dans clé ?</text:p>
                </text:list-item>
              </text:list>
            </text:list-item>
          </text:list>
        </text:list-item>
        <text:list-item>
          <text:p text:style-name="P2">méthodes</text:p>
          <text:list>
            <text:list-item>
              <text:p text:style-name="P2">créer un nouveau</text:p>
              <text:list>
                <text:list-item>
                  <text:p text:style-name="P2">inclus vérification existence billet</text:p>
                </text:list-item>
                <text:list-item>
                  <text:p text:style-name="P2">refuse si existe pas et envoie un message</text:p>
                </text:list-item>
                <text:list-item>
                  <text:p text:style-name="P2">relève l'IP ? (et vérifie si l'auteur est bloqué)</text:p>
                </text:list-item>
                <text:list-item>
                  <text:p text:style-name="P2"><text:soft-page-break/>vérifie si le mail est bloqué aussi</text:p>
                </text:list-item>
                <text:list-item>
                  <text:p text:style-name="P2">vérifie si tous les champs ont été correctement entrés</text:p>
                </text:list-item>
                <text:list-item>
                  <text:p text:style-name="P2">vérifier si même IP a déjà posté un message sur même billet il y a moins de 10 min</text:p>
                </text:list-item>
                <text:list-item>
                  <text:p text:style-name="P2">si oui, demande à la personne de modifier son précédent message</text:p>
                </text:list-item>
                <text:list-item>
                  <text:p text:style-name="P2">et lui retourner un copier coller du message qu'il a tenté d'écrire ! (pour éviter qu'il le perde)</text:p>
                </text:list-item>
                <text:list-item>
                  <text:p text:style-name="P2">du coup, retenir l'IP ? Créer une classe auteur ? Juste mémoriser listes IP 10 min dans BDD ? Ou utiliser des cookies ou autre ?</text:p>
                </text:list-item>
              </text:list>
            </text:list-item>
            <text:list-item>
              <text:p text:style-name="P2">lire</text:p>
            </text:list-item>
            <text:list-item>
              <text:p text:style-name="P2">modifAuteur</text:p>
              <text:list>
                <text:list-item>
                  <text:p text:style-name="P2">modifie le message en noir avec mention date modif</text:p>
                </text:list-item>
              </text:list>
            </text:list-item>
            <text:list-item>
              <text:p text:style-name="P2">modifModo</text:p>
              <text:list>
                <text:list-item>
                  <text:p text:style-name="P2">modifie le message en rouge avec précision textuelle modo</text:p>
                </text:list-item>
              </text:list>
            </text:list-item>
            <text:list-item>
              <text:p text:style-name="P2">supprimAuteur</text:p>
              <text:list>
                <text:list-item>
                  <text:p text:style-name="P2">supprime le message simplement</text:p>
                </text:list-item>
              </text:list>
            </text:list-item>
            <text:list-item>
              <text:p text:style-name="P2">supprimModo</text:p>
              <text:list>
                <text:list-item>
                  <text:p text:style-name="P2">supprime le message et appelle "avertirAuteur"</text:p>
                </text:list-item>
              </text:list>
            </text:list-item>
            <text:list-item>
              <text:p text:style-name="P2">avertirAuteur</text:p>
              <text:list>
                <text:list-item>
                  <text:p text:style-name="P2">envoyer un mail à l'auteur le sommant de modifier son message</text:p>
                </text:list-item>
                <text:list-item>
                  <text:p text:style-name="P2">ou l'avertissant que la prochaine fois il sera bloqué</text:p>
                </text:list-item>
                <text:list-item>
                  <text:p text:style-name="P2">ou l'informant de la suppression de son message</text:p>
                </text:list-item>
                <text:list-item>
                  <text:p text:style-name="P2">créer une classe pour les messages d'avertissement ?</text:p>
                </text:list-item>
                <text:list-item>
                  <text:p text:style-name="P2">Ou alors une seule classe pour les messages ? (d'avertissement par le modo comme de signalement par quelqu'un ?) mais fonctionnent pas pareil</text:p>
                </text:list-item>
              </text:list>
            </text:list-item>
            <text:list-item>
              <text:p text:style-name="P2">signalerMessage</text:p>
              <text:list>
                <text:list-item>
                  <text:p text:style-name="P2">peut être activé par clique sur un bouton par un lecteur</text:p>
                </text:list-item>
                <text:list-item>
                  <text:p text:style-name="P2">envoie message au modo, avec</text:p>
                  <text:list>
                    <text:list-item>
                      <text:p text:style-name="P2">titreBillet</text:p>
                    </text:list-item>
                    <text:list-item>
                      <text:p text:style-name="P2">IP auteur</text:p>
                    </text:list-item>
                    <text:list-item>
                      <text:p text:style-name="P2">pseudo auteur</text:p>
                    </text:list-item>
                    <text:list-item>
                      <text:p text:style-name="P2">mail auteur</text:p>
                    </text:list-item>
                    <text:list-item>
                      <text:p text:style-name="P2">contenu message</text:p>
                    </text:list-item>
                    <text:list-item>
                      <text:p text:style-name="P2">IP personne signalant ?</text:p>
                    </text:list-item>
                    <text:list-item>
                      <text:p text:style-name="P2">Message personne signalant</text:p>
                    </text:list-item>
                  </text:list>
                </text:list-item>
                <text:list-item>
                  <text:p text:style-name="P2">note : créer une classe pour les messages de signalement ?</text:p>
                </text:list-item>
              </text:list>
            </text:list-item>
            <text:list-item>
              <text:p text:style-name="P2">Getters</text:p>
            </text:list-item>
            <text:list-item>
              <text:p text:style-name="P2">setters</text:p>
            </text:list-item>
          </text:list>
        </text:list-item>
      </text:list>
      <text:p text:style-name="P3"/>
      <text:p text:style-name="P3">classe messages avertissement ?</text:p>
      <text:list xml:id="list4754927692492180337" text:style-name="L3">
        <text:list-item>
          <text:p text:style-name="P4">commentaires</text:p>
          <text:list>
            <text:list-item>
              <text:p text:style-name="P4">Pourrait être utile car beaucoup de données diverses puis références à billet (clé étrangère)</text:p>
            </text:list-item>
            <text:list-item>
              <text:p text:style-name="P4">Mais pas sur utile : n'a pas de durée de vie... Objet juste créé en dynamique sans être stocké dans BDD ?</text:p>
            </text:list-item>
          </text:list>
        </text:list-item>
        <text:list-item>
          <text:p text:style-name="P4">Attributs</text:p>
          <text:list>
            <text:list-item>
              <text:p text:style-name="P4">titreBillet</text:p>
            </text:list-item>
            <text:list-item>
              <text:p text:style-name="P4"/>
            </text:list-item>
          </text:list>
        </text:list-item>
        <text:list-item>
          <text:p text:style-name="P4">Méthodes</text:p>
          <text:list>
            <text:list-item>
              <text:p text:style-name="P4"/>
            </text:list-item>
          </text:list>
        </text:list-item>
      </text:list>
      <text:p text:style-name="P3"><text:soft-page-break/></text:p>
      <text:p text:style-name="P3">Classe messages signalement ?</text:p>
      <text:p text:style-name="P3"/>
      <text:p text:style-name="P3">Classe membre ? (ou pas, je pense pas que l'écrivain va embaucher de modo ? Juste un mdp pour administrer et il peut faire modération lui même depuis backend ?)</text:p>
      <text:p text:style-name="P3"/>
      <text:p text:style-name="P3">Classe auteur ?</text:p>
      <text:list xml:id="list8673608706346809606" text:style-name="L4">
        <text:list-item>
          <text:p text:style-name="P5">Commentaires</text:p>
          <text:list>
            <text:list-item>
              <text:p text:style-name="P5">plusieurs données qu'on pourrait regrouper (mail ip etc)</text:p>
            </text:list-item>
            <text:list-item>
              <text:p text:style-name="P5">mail peut être mémorisé dans commentaire mais dupplication</text:p>
            </text:list-item>
            <text:list-item>
              <text:p text:style-name="P5">ip idem</text:p>
            </text:list-item>
            <text:list-item>
              <text:p text:style-name="P5">pas besoin de compte, juste mémoriser dans BDD pour coté pratique sans connexions</text:p>
            </text:list-item>
          </text:list>
        </text:list-item>
        <text:list-item>
          <text:p text:style-name="P5">attributs</text:p>
          <text:list>
            <text:list-item>
              <text:p text:style-name="P5"/>
            </text:list-item>
          </text:list>
        </text:list-item>
        <text:list-item>
          <text:p text:style-name="P5">méthodes</text:p>
          <text:list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7T17:14:23</meta:creation-date>
    <meta:generator>OpenOffice/4.1.3$Unix OpenOffice.org_project/413m1$Build-9783</meta:generator>
    <dc:date>2017-09-07T18:37:15</dc:date>
    <meta:editing-duration>PT1H22M55S</meta:editing-duration>
    <meta:editing-cycles>88</meta:editing-cycles>
    <meta:document-statistic meta:table-count="0" meta:image-count="0" meta:object-count="0" meta:page-count="3" meta:paragraph-count="97" meta:word-count="676" meta:character-count="3553"/>
  </office:meta>
</office:document-meta>
</file>